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5fce" officeooo:paragraph-rsid="00205f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lu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5:27:26.315128982</meta:creation-date>
    <dc:date>1970-06-01T16:09:15.166010512</dc:date>
    <meta:editing-duration>PT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